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0F000002D35B47417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648cm" svg:height="18.47cm" svg:x="0.942cm" svg:y="5.136cm">
          <draw:image xlink:href="Pictures/100000000000030F000002D35B47417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heeri Cabral</meta:initial-creator>
    <meta:creation-date>2013-01-03T11:55:40</meta:creation-date>
    <dc:date>2014-03-11T10:35:37.01</dc:date>
    <meta:editing-duration>PT3S</meta:editing-duration>
    <meta:editing-cycles>4</meta:editing-cycles>
    <meta:generator>LibreOffice/4.0.5.2$Windows_x86 LibreOffice_project/5464147a081647a250913f19c0715bca595af2f</meta:generator>
    <meta:document-statistic meta:object-count="1"/>
  </office:meta>
</office:document-meta>
</file>